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246.78mm" svg:y="11.89mm">
            <loext:p draw:notify-on-update-of-ranges="Planilha1.H2:Planilha1.H30 Planilha1.I2:Planilha1.I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x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 Tiago Aluno</text:p>
          </table:table-cell>
          <table:table-cell office:value-type="string" calcext:value-type="string">
            <text:p>y Tiago Prof</text:p>
          </table:table-cell>
          <table:table-cell office:value-type="string" calcext:value-type="string">
            <text:p>xf</text:p>
          </table:table-cell>
          <table:table-cell office:value-type="string" calcext:value-type="string">
            <text:p>yf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QRT(  POWER([.$B$18];2) * ( 1 - POWER([.E2];2)/POWER([.$B$17];2)  ))" office:value-type="float" office:value="70.5627442003624" calcext:value-type="float">
            <text:p>70,5627442004</text:p>
          </table:table-cell>
          <table:table-cell table:formula="of:=[.$B$18]*SIN([.E2]/(4*[.$B$17]))" office:value-type="float" office:value="0.315615636077945" calcext:value-type="float">
            <text:p>0,3156156361</text:p>
          </table:table-cell>
          <table:table-cell table:formula="of:=[.E2]*[.$B$21]-[.G2]*[.$B$20]+[.$B$22]" office:value-type="float" office:value="101.028896758209" calcext:value-type="float">
            <text:p>101,0288967582</text:p>
          </table:table-cell>
          <table:table-cell table:formula="of:=[.E2]*[.$B$20]+[.G2]*[.$B$21]+[.$B$23]" office:value-type="float" office:value="249.797553239878" calcext:value-type="float">
            <text:p>249,7975532399</text:p>
          </table:table-cell>
        </table:table-row>
        <table:table-row table:style-name="ro1">
          <table:table-cell office:value-type="string" calcext:value-type="string">
            <text:p>xB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QRT(  POWER([.$B$18];2) * ( 1 - POWER([.E3];2)/POWER([.$B$17];2)  ))" office:value-type="float" office:value="70.5288551032983" calcext:value-type="float">
            <text:p>70,5288551033</text:p>
          </table:table-cell>
          <table:table-cell table:formula="of:=[.$B$18]*SIN([.E3]/(4*[.$B$17]))" office:value-type="float" office:value="0.631224959853689" calcext:value-type="float">
            <text:p>0,6312249599</text:p>
          </table:table-cell>
          <table:table-cell table:formula="of:=[.E3]*[.$B$21]-[.G3]*[.$B$20]+[.$B$22]" office:value-type="float" office:value="102.057790490139" calcext:value-type="float">
            <text:p>102,0577904901</text:p>
          </table:table-cell>
          <table:table-cell table:formula="of:=[.E3]*[.$B$20]+[.G3]*[.$B$21]+[.$B$23]" office:value-type="float" office:value="249.595100940189" calcext:value-type="float">
            <text:p>249,5951009402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QRT(  POWER([.$B$18];2) * ( 1 - POWER([.E4];2)/POWER([.$B$17];2)  ))" office:value-type="float" office:value="70.4723370598409" calcext:value-type="float">
            <text:p>70,4723370598</text:p>
          </table:table-cell>
          <table:table-cell table:formula="of:=[.$B$18]*SIN([.E4]/(4*[.$B$17]))" office:value-type="float" office:value="0.946821659151277" calcext:value-type="float">
            <text:p>0,9468216592</text:p>
          </table:table-cell>
          <table:table-cell table:formula="of:=[.E4]*[.$B$21]-[.G4]*[.$B$20]+[.$B$22]" office:value-type="float" office:value="103.086678169572" calcext:value-type="float">
            <text:p>103,0866781696</text:p>
          </table:table-cell>
          <table:table-cell table:formula="of:=[.E4]*[.$B$20]+[.G4]*[.$B$21]+[.$B$23]" office:value-type="float" office:value="249.392637561479" calcext:value-type="float">
            <text:p>249,392637561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QRT(  POWER([.$B$18];2) * ( 1 - POWER([.E5];2)/POWER([.$B$17];2)  ))" office:value-type="float" office:value="70.3931355642517" calcext:value-type="float">
            <text:p>70,3931355643</text:p>
          </table:table-cell>
          <table:table-cell table:formula="of:=[.$B$18]*SIN([.E5]/(4*[.$B$17]))" office:value-type="float" office:value="1.26239942204724" calcext:value-type="float">
            <text:p>1,262399422</text:p>
          </table:table-cell>
          <table:table-cell table:formula="of:=[.E5]*[.$B$21]-[.G5]*[.$B$20]+[.$B$22]" office:value-type="float" office:value="104.11555677041" calcext:value-type="float">
            <text:p>104,1155567704</text:p>
          </table:table-cell>
          <table:table-cell table:formula="of:=[.E5]*[.$B$20]+[.G5]*[.$B$21]+[.$B$23]" office:value-type="float" office:value="249.190157564512" calcext:value-type="float">
            <text:p>249,1901575645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SQRT(  POWER([.$B$18];2) * ( 1 - POWER([.E6];2)/POWER([.$B$17];2)  ))" office:value-type="float" office:value="70.2911739399473" calcext:value-type="float">
            <text:p>70,2911739399</text:p>
          </table:table-cell>
          <table:table-cell table:formula="of:=[.$B$18]*SIN([.E6]/(4*[.$B$17]))" office:value-type="float" office:value="1.57795193699685" calcext:value-type="float">
            <text:p>1,577951937</text:p>
          </table:table-cell>
          <table:table-cell table:formula="of:=[.E6]*[.$B$21]-[.G6]*[.$B$20]+[.$B$22]" office:value-type="float" office:value="105.144423266738" calcext:value-type="float">
            <text:p>105,1444232667</text:p>
          </table:table-cell>
          <table:table-cell table:formula="of:=[.E6]*[.$B$20]+[.G6]*[.$B$21]+[.$B$23]" office:value-type="float" office:value="248.987655410389" calcext:value-type="float">
            <text:p>248,9876554104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SQRT(  POWER([.$B$18];2) * ( 1 - POWER([.E7];2)/POWER([.$B$17];2)  ))" office:value-type="float" office:value="70.1663529659497" calcext:value-type="float">
            <text:p>70,1663529659</text:p>
          </table:table-cell>
          <table:table-cell table:formula="of:=[.$B$18]*SIN([.E7]/(4*[.$B$17]))" office:value-type="float" office:value="1.89347289296031" calcext:value-type="float">
            <text:p>1,893472893</text:p>
          </table:table-cell>
          <table:table-cell table:formula="of:=[.E7]*[.$B$21]-[.G7]*[.$B$20]+[.$B$22]" office:value-type="float" office:value="106.173274632882" calcext:value-type="float">
            <text:p>106,1732746329</text:p>
          </table:table-cell>
          <table:table-cell table:formula="of:=[.E7]*[.$B$20]+[.G7]*[.$B$21]+[.$B$23]" office:value-type="float" office:value="248.785125560649" calcext:value-type="float">
            <text:p>248,7851255606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SQRT(  POWER([.$B$18];2) * ( 1 - POWER([.E8];2)/POWER([.$B$17];2)  ))" office:value-type="float" office:value="70.0185503893509" calcext:value-type="float">
            <text:p>70,0185503894</text:p>
          </table:table-cell>
          <table:table-cell table:formula="of:=[.$B$18]*SIN([.E8]/(4*[.$B$17]))" office:value-type="float" office:value="2.20895597952903" calcext:value-type="float">
            <text:p>2,2089559795</text:p>
          </table:table-cell>
          <table:table-cell table:formula="of:=[.E8]*[.$B$21]-[.G8]*[.$B$20]+[.$B$22]" office:value-type="float" office:value="107.202107843471" calcext:value-type="float">
            <text:p>107,2021078435</text:p>
          </table:table-cell>
          <table:table-cell table:formula="of:=[.E8]*[.$B$20]+[.G8]*[.$B$21]+[.$B$23]" office:value-type="float" office:value="248.582562477389" calcext:value-type="float">
            <text:p>248,582562477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SQRT(  POWER([.$B$18];2) * ( 1 - POWER([.E9];2)/POWER([.$B$17];2)  ))" office:value-type="float" office:value="69.8476203181427" calcext:value-type="float">
            <text:p>69,8476203181</text:p>
          </table:table-cell>
          <table:table-cell table:formula="of:=[.$B$18]*SIN([.E9]/(4*[.$B$17]))" office:value-type="float" office:value="2.52439488705179" calcext:value-type="float">
            <text:p>2,5243948871</text:p>
          </table:table-cell>
          <table:table-cell table:formula="of:=[.E9]*[.$B$21]-[.G9]*[.$B$20]+[.$B$22]" office:value-type="float" office:value="108.230919873497" calcext:value-type="float">
            <text:p>108,2309198735</text:p>
          </table:table-cell>
          <table:table-cell table:formula="of:=[.E9]*[.$B$20]+[.G9]*[.$B$21]+[.$B$23]" office:value-type="float" office:value="248.379960623368" calcext:value-type="float">
            <text:p>248,3799606234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SQRT(  POWER([.$B$18];2) * ( 1 - POWER([.E10];2)/POWER([.$B$17];2)  ))" office:value-type="float" office:value="69.6533924872742" calcext:value-type="float">
            <text:p>69,6533924873</text:p>
          </table:table-cell>
          <table:table-cell table:formula="of:=[.$B$18]*SIN([.E10]/(4*[.$B$17]))" office:value-type="float" office:value="2.83978330676096" calcext:value-type="float">
            <text:p>2,8397833068</text:p>
          </table:table-cell>
          <table:table-cell table:formula="of:=[.E10]*[.$B$21]-[.G10]*[.$B$20]+[.$B$22]" office:value-type="float" office:value="109.259707698376" calcext:value-type="float">
            <text:p>109,2597076984</text:p>
          </table:table-cell>
          <table:table-cell table:formula="of:=[.E10]*[.$B$20]+[.G10]*[.$B$21]+[.$B$23]" office:value-type="float" office:value="248.177314462123" calcext:value-type="float">
            <text:p>248,1773144621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SQRT(  POWER([.$B$18];2) * ( 1 - POWER([.E11];2)/POWER([.$B$17];2)  ))" office:value-type="float" office:value="69.4356713891544" calcext:value-type="float">
            <text:p>69,4356713892</text:p>
          </table:table-cell>
          <table:table-cell table:formula="of:=[.$B$18]*SIN([.E11]/(4*[.$B$17]))" office:value-type="float" office:value="3.15511493089865" calcext:value-type="float">
            <text:p>3,1551149309</text:p>
          </table:table-cell>
          <table:table-cell table:formula="of:=[.E11]*[.$B$21]-[.G11]*[.$B$20]+[.$B$22]" office:value-type="float" office:value="110.288468294008" calcext:value-type="float">
            <text:p>110,288468294</text:p>
          </table:table-cell>
          <table:table-cell table:formula="of:=[.E11]*[.$B$20]+[.G11]*[.$B$21]+[.$B$23]" office:value-type="float" office:value="247.974618458075" calcext:value-type="float">
            <text:p>247,9746184581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SQRT(  POWER([.$B$18];2) * ( 1 - POWER([.E12];2)/POWER([.$B$17];2)  ))" office:value-type="float" office:value="69.1942352579788" calcext:value-type="float">
            <text:p>69,194235258</text:p>
          </table:table-cell>
          <table:table-cell table:formula="of:=[.$B$18]*SIN([.E12]/(4*[.$B$17]))" office:value-type="float" office:value="3.47038345284289" calcext:value-type="float">
            <text:p>3,4703834528</text:p>
          </table:table-cell>
          <table:table-cell table:formula="of:=[.E12]*[.$B$21]-[.G12]*[.$B$20]+[.$B$22]" office:value-type="float" office:value="111.317198636836" calcext:value-type="float">
            <text:p>111,3171986368</text:p>
          </table:table-cell>
          <table:table-cell table:formula="of:=[.E12]*[.$B$20]+[.G12]*[.$B$21]+[.$B$23]" office:value-type="float" office:value="247.771867076642" calcext:value-type="float">
            <text:p>247,7718670766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SQRT(  POWER([.$B$18];2) * ( 1 - POWER([.E13];2)/POWER([.$B$17];2)  ))" office:value-type="float" office:value="68.9288348951867" calcext:value-type="float">
            <text:p>68,9288348952</text:p>
          </table:table-cell>
          <table:table-cell table:formula="of:=[.$B$18]*SIN([.E13]/(4*[.$B$17]))" office:value-type="float" office:value="3.78558256723375" calcext:value-type="float">
            <text:p>3,7855825672</text:p>
          </table:table-cell>
          <table:table-cell table:formula="of:=[.E13]*[.$B$21]-[.G13]*[.$B$20]+[.$B$22]" office:value-type="float" office:value="112.345895703911" calcext:value-type="float">
            <text:p>112,3458957039</text:p>
          </table:table-cell>
          <table:table-cell table:formula="of:=[.E13]*[.$B$20]+[.G13]*[.$B$21]+[.$B$23]" office:value-type="float" office:value="247.56905478435" calcext:value-type="float">
            <text:p>247,5690547844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SQRT(  POWER([.$B$18];2) * ( 1 - POWER([.E14];2)/POWER([.$B$17];2)  ))" office:value-type="float" office:value="68.6391923209824" calcext:value-type="float">
            <text:p>68,639192321</text:p>
          </table:table-cell>
          <table:table-cell table:formula="of:=[.$B$18]*SIN([.E14]/(4*[.$B$17]))" office:value-type="float" office:value="4.10070597009946" calcext:value-type="float">
            <text:p>4,1007059701</text:p>
          </table:table-cell>
          <table:table-cell table:formula="of:=[.E14]*[.$B$21]-[.G14]*[.$B$20]+[.$B$22]" office:value-type="float" office:value="113.374556472947" calcext:value-type="float">
            <text:p>113,3745564729</text:p>
          </table:table-cell>
          <table:table-cell table:formula="of:=[.E14]*[.$B$20]+[.G14]*[.$B$21]+[.$B$23]" office:value-type="float" office:value="247.366176048944" calcext:value-type="float">
            <text:p>247,366176048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SQRT(  POWER([.$B$18];2) * ( 1 - POWER([.E15];2)/POWER([.$B$17];2)  ))" office:value-type="float" office:value="68.3249992341253" calcext:value-type="float">
            <text:p>68,3249992341</text:p>
          </table:table-cell>
          <table:table-cell table:formula="of:=[.$B$18]*SIN([.E15]/(4*[.$B$17]))" office:value-type="float" office:value="4.41574735898245" calcext:value-type="float">
            <text:p>4,415747359</text:p>
          </table:table-cell>
          <table:table-cell table:formula="of:=[.E15]*[.$B$21]-[.G15]*[.$B$20]+[.$B$22]" office:value-type="float" office:value="114.403177922385" calcext:value-type="float">
            <text:p>114,4031779224</text:p>
          </table:table-cell>
          <table:table-cell table:formula="of:=[.E15]*[.$B$20]+[.G15]*[.$B$21]+[.$B$23]" office:value-type="float" office:value="247.163225339498" calcext:value-type="float">
            <text:p>247,1632253395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SQRT(  POWER([.$B$18];2) * ( 1 - POWER([.E16];2)/POWER([.$B$17];2)  ))" office:value-type="float" office:value="67.9859152590237" calcext:value-type="float">
            <text:p>67,985915259</text:p>
          </table:table-cell>
          <table:table-cell table:formula="of:=[.$B$18]*SIN([.E16]/(4*[.$B$17]))" office:value-type="float" office:value="4.73070043306546" calcext:value-type="float">
            <text:p>4,7307004331</text:p>
          </table:table-cell>
          <table:table-cell table:formula="of:=[.E16]*[.$B$21]-[.G16]*[.$B$20]+[.$B$22]" office:value-type="float" office:value="115.431757031453" calcext:value-type="float">
            <text:p>115,4317570315</text:p>
          </table:table-cell>
          <table:table-cell table:formula="of:=[.E16]*[.$B$20]+[.G16]*[.$B$21]+[.$B$23]" office:value-type="float" office:value="246.960197126522" calcext:value-type="float">
            <text:p>246,960197126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QRT(POWER([.$B$3]-[.$B$1];2)+POWER([.$B$4]-[.$B$2];2))/2" office:value-type="float" office:value="55.9016994374947" calcext:value-type="float">
            <text:p>55,901699437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SQRT(  POWER([.$B$18];2) * ( 1 - POWER([.E17];2)/POWER([.$B$17];2)  ))" office:value-type="float" office:value="67.6215659554598" calcext:value-type="float">
            <text:p>67,6215659555</text:p>
          </table:table-cell>
          <table:table-cell table:formula="of:=[.$B$18]*SIN([.E17]/(4*[.$B$17]))" office:value-type="float" office:value="5.0455588932975" calcext:value-type="float">
            <text:p>5,0455588933</text:p>
          </table:table-cell>
          <table:table-cell table:formula="of:=[.E17]*[.$B$21]-[.G17]*[.$B$20]+[.$B$22]" office:value-type="float" office:value="116.460290780224" calcext:value-type="float">
            <text:p>116,4602907802</text:p>
          </table:table-cell>
          <table:table-cell table:formula="of:=[.E17]*[.$B$20]+[.G17]*[.$B$21]+[.$B$23]" office:value-type="float" office:value="246.757085882082" calcext:value-type="float">
            <text:p>246,757085882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SQRT(    (2*POWER([.B5];2))/ POWER(PI();2)   - POWER([.B17];2) )" office:value-type="float" office:value="70.5740369497666" calcext:value-type="float">
            <text:p>70,574036949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SQRT(  POWER([.$B$18];2) * ( 1 - POWER([.E18];2)/POWER([.$B$17];2)  ))" office:value-type="float" office:value="67.2315405619085" calcext:value-type="float">
            <text:p>67,2315405619</text:p>
          </table:table-cell>
          <table:table-cell table:formula="of:=[.$B$18]*SIN([.E18]/(4*[.$B$17]))" office:value-type="float" office:value="5.36031644251985" calcext:value-type="float">
            <text:p>5,3603164425</text:p>
          </table:table-cell>
          <table:table-cell table:formula="of:=[.E18]*[.$B$21]-[.G18]*[.$B$20]+[.$B$22]" office:value-type="float" office:value="117.48877614968" calcext:value-type="float">
            <text:p>117,4887761497</text:p>
          </table:table-cell>
          <table:table-cell table:formula="of:=[.E18]*[.$B$20]+[.G18]*[.$B$21]+[.$B$23]" office:value-type="float" office:value="246.553886079898" calcext:value-type="float">
            <text:p>246,5538860799</text:p>
          </table:table-cell>
        </table:table-row>
        <table:table-row table:style-name="ro1">
          <table:table-cell office:value-type="string" calcext:value-type="string">
            <text:p>teta</text:p>
          </table:table-cell>
          <table:table-cell table:formula="of:=([.B4]-[.B2])/([.B3]-[.B1])" office:value-type="float" office:value="-0.5" calcext:value-type="float">
            <text:p>-0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SQRT(  POWER([.$B$18];2) * ( 1 - POWER([.E19];2)/POWER([.$B$17];2)  ))" office:value-type="float" office:value="66.8153894382426" calcext:value-type="float">
            <text:p>66,8153894382</text:p>
          </table:table-cell>
          <table:table-cell table:formula="of:=[.$B$18]*SIN([.E19]/(4*[.$B$17]))" office:value-type="float" office:value="5.67496678559203" calcext:value-type="float">
            <text:p>5,6749667856</text:p>
          </table:table-cell>
          <table:table-cell table:formula="of:=[.E19]*[.$B$21]-[.G19]*[.$B$20]+[.$B$22]" office:value-type="float" office:value="118.51721012177" calcext:value-type="float">
            <text:p>118,5172101218</text:p>
          </table:table-cell>
          <table:table-cell table:formula="of:=[.E19]*[.$B$20]+[.G19]*[.$B$21]+[.$B$23]" office:value-type="float" office:value="246.350592195467" calcext:value-type="float">
            <text:p>246,3505921955</text:p>
          </table:table-cell>
        </table:table-row>
        <table:table-row table:style-name="ro1">
          <table:table-cell office:value-type="string" calcext:value-type="string">
            <text:p>seno</text:p>
          </table:table-cell>
          <table:table-cell table:formula="of:=SIN([.B19])" office:value-type="float" office:value="-0.479425538604203" calcext:value-type="float">
            <text:p>-0,479425538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SQRT(  POWER([.$B$18];2) * ( 1 - POWER([.E20];2)/POWER([.$B$17];2)  ))" office:value-type="float" office:value="66.3726211674512" calcext:value-type="float">
            <text:p>66,3726211675</text:p>
          </table:table-cell>
          <table:table-cell table:formula="of:=[.$B$18]*SIN([.E20]/(4*[.$B$17]))" office:value-type="float" office:value="5.98950362951767" calcext:value-type="float">
            <text:p>5,9895036295</text:p>
          </table:table-cell>
          <table:table-cell table:formula="of:=[.E20]*[.$B$21]-[.G20]*[.$B$20]+[.$B$22]" office:value-type="float" office:value="119.54558967947" calcext:value-type="float">
            <text:p>119,5455896795</text:p>
          </table:table-cell>
          <table:table-cell table:formula="of:=[.E20]*[.$B$20]+[.G20]*[.$B$21]+[.$B$23]" office:value-type="float" office:value="246.147198706164" calcext:value-type="float">
            <text:p>246,1471987062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table:formula="of:=COS([.B19])" office:value-type="float" office:value="0.877582561890373" calcext:value-type="float">
            <text:p>0,87758256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SQRT(  POWER([.$B$18];2) * ( 1 - POWER([.E21];2)/POWER([.$B$17];2)  ))" office:value-type="float" office:value="65.9026992686148" calcext:value-type="float">
            <text:p>65,9026992686</text:p>
          </table:table-cell>
          <table:table-cell table:formula="of:=[.$B$18]*SIN([.E21]/(4*[.$B$17]))" office:value-type="float" office:value="6.30392068357036" calcext:value-type="float">
            <text:p>6,3039206836</text:p>
          </table:table-cell>
          <table:table-cell table:formula="of:=[.E21]*[.$B$21]-[.G21]*[.$B$20]+[.$B$22]" office:value-type="float" office:value="120.573911806846" calcext:value-type="float">
            <text:p>120,5739118068</text:p>
          </table:table-cell>
          <table:table-cell table:formula="of:=[.E21]*[.$B$20]+[.G21]*[.$B$21]+[.$B$23]" office:value-type="float" office:value="245.943700091357" calcext:value-type="float">
            <text:p>245,9437000914</text:p>
          </table:table-cell>
        </table:table-row>
        <table:table-row table:style-name="ro1">
          <table:table-cell office:value-type="string" calcext:value-type="string">
            <text:p>X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SQRT(  POWER([.$B$18];2) * ( 1 - POWER([.E22];2)/POWER([.$B$17];2)  ))" office:value-type="float" office:value="65.4050384644676" calcext:value-type="float">
            <text:p>65,4050384645</text:p>
          </table:table-cell>
          <table:table-cell table:formula="of:=[.$B$18]*SIN([.E22]/(4*[.$B$17]))" office:value-type="float" office:value="6.61821165941951" calcext:value-type="float">
            <text:p>6,6182116594</text:p>
          </table:table-cell>
          <table:table-cell table:formula="of:=[.E22]*[.$B$21]-[.G22]*[.$B$20]+[.$B$22]" office:value-type="float" office:value="121.602173489112" calcext:value-type="float">
            <text:p>121,6021734891</text:p>
          </table:table-cell>
          <table:table-cell table:formula="of:=[.E22]*[.$B$20]+[.G22]*[.$B$21]+[.$B$23]" office:value-type="float" office:value="245.740090832518" calcext:value-type="float">
            <text:p>245,7400908325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SQRT(  POWER([.$B$18];2) * ( 1 - POWER([.E23];2)/POWER([.$B$17];2)  ))" office:value-type="float" office:value="64.879000436081" calcext:value-type="float">
            <text:p>64,8790004361</text:p>
          </table:table-cell>
          <table:table-cell table:formula="of:=[.$B$18]*SIN([.E23]/(4*[.$B$17]))" office:value-type="float" office:value="6.93237027125609" calcext:value-type="float">
            <text:p>6,9323702713</text:p>
          </table:table-cell>
          <table:table-cell table:formula="of:=[.E23]*[.$B$21]-[.G23]*[.$B$20]+[.$B$22]" office:value-type="float" office:value="122.630371712689" calcext:value-type="float">
            <text:p>122,6303717127</text:p>
          </table:table-cell>
          <table:table-cell table:formula="of:=[.E23]*[.$B$20]+[.G23]*[.$B$21]+[.$B$23]" office:value-type="float" office:value="245.536365413329" calcext:value-type="float">
            <text:p>245,536365413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SQRT(  POWER([.$B$18];2) * ( 1 - POWER([.E24];2)/POWER([.$B$17];2)  ))" office:value-type="float" office:value="64.3238889840239" calcext:value-type="float">
            <text:p>64,323888984</text:p>
          </table:table-cell>
          <table:table-cell table:formula="of:=[.$B$18]*SIN([.E24]/(4*[.$B$17]))" office:value-type="float" office:value="7.24639023591831" calcext:value-type="float">
            <text:p>7,2463902359</text:p>
          </table:table-cell>
          <table:table-cell table:formula="of:=[.E24]*[.$B$21]-[.G24]*[.$B$20]+[.$B$22]" office:value-type="float" office:value="123.65850346527" calcext:value-type="float">
            <text:p>123,6585034653</text:p>
          </table:table-cell>
          <table:table-cell table:formula="of:=[.E24]*[.$B$20]+[.G24]*[.$B$21]+[.$B$23]" office:value-type="float" office:value="245.332518319798" calcext:value-type="float">
            <text:p>245,3325183198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SQRT(  POWER([.$B$18];2) * ( 1 - POWER([.E25];2)/POWER([.$B$17];2)  ))" office:value-type="float" office:value="63.738944499188" calcext:value-type="float">
            <text:p>63,7389444992</text:p>
          </table:table-cell>
          <table:table-cell table:formula="of:=[.$B$18]*SIN([.E25]/(4*[.$B$17]))" office:value-type="float" office:value="7.56026527301736" calcext:value-type="float">
            <text:p>7,560265273</text:p>
          </table:table-cell>
          <table:table-cell table:formula="of:=[.E25]*[.$B$21]-[.G25]*[.$B$20]+[.$B$22]" office:value-type="float" office:value="124.686565735876" calcext:value-type="float">
            <text:p>124,6865657359</text:p>
          </table:table-cell>
          <table:table-cell table:formula="of:=[.E25]*[.$B$20]+[.G25]*[.$B$21]+[.$B$23]" office:value-type="float" office:value="245.128544040364" calcext:value-type="float">
            <text:p>245,128544040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SQRT(  POWER([.$B$18];2) * ( 1 - POWER([.E26];2)/POWER([.$B$17];2)  ))" office:value-type="float" office:value="63.123337626504" calcext:value-type="float">
            <text:p>63,1233376265</text:p>
          </table:table-cell>
          <table:table-cell table:formula="of:=[.$B$18]*SIN([.E26]/(4*[.$B$17]))" office:value-type="float" office:value="7.87398910506297" calcext:value-type="float">
            <text:p>7,8739891051</text:p>
          </table:table-cell>
          <table:table-cell table:formula="of:=[.E26]*[.$B$21]-[.G26]*[.$B$20]+[.$B$22]" office:value-type="float" office:value="125.714555514918" calcext:value-type="float">
            <text:p>125,7145555149</text:p>
          </table:table-cell>
          <table:table-cell table:formula="of:=[.E26]*[.$B$20]+[.G26]*[.$B$21]+[.$B$23]" office:value-type="float" office:value="244.924437066013" calcext:value-type="float">
            <text:p>244,92443706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SQRT(  POWER([.$B$18];2) * ( 1 - POWER([.E27];2)/POWER([.$B$17];2)  ))" office:value-type="float" office:value="62.4761619799599" calcext:value-type="float">
            <text:p>62,47616198</text:p>
          </table:table-cell>
          <table:table-cell table:formula="of:=[.$B$18]*SIN([.E27]/(4*[.$B$17]))" office:value-type="float" office:value="8.18755545758893" calcext:value-type="float">
            <text:p>8,1875554576</text:p>
          </table:table-cell>
          <table:table-cell table:formula="of:=[.E27]*[.$B$21]-[.G27]*[.$B$20]+[.$B$22]" office:value-type="float" office:value="126.742469794256" calcext:value-type="float">
            <text:p>126,7424697943</text:p>
          </table:table-cell>
          <table:table-cell table:formula="of:=[.E27]*[.$B$20]+[.G27]*[.$B$21]+[.$B$23]" office:value-type="float" office:value="244.720191890381" calcext:value-type="float">
            <text:p>244,7201918904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SQRT(  POWER([.$B$18];2) * ( 1 - POWER([.E28];2)/POWER([.$B$17];2)  ))" office:value-type="float" office:value="61.7964257362856" calcext:value-type="float">
            <text:p>61,7964257363</text:p>
          </table:table-cell>
          <table:table-cell table:formula="of:=[.$B$18]*SIN([.E28]/(4*[.$B$17]))" office:value-type="float" office:value="8.50095805927867" calcext:value-type="float">
            <text:p>8,5009580593</text:p>
          </table:table-cell>
          <table:table-cell table:formula="of:=[.E28]*[.$B$21]-[.G28]*[.$B$20]+[.$B$22]" office:value-type="float" office:value="127.770305567261" calcext:value-type="float">
            <text:p>127,7703055673</text:p>
          </table:table-cell>
          <table:table-cell table:formula="of:=[.E28]*[.$B$20]+[.G28]*[.$B$21]+[.$B$23]" office:value-type="float" office:value="244.515803009871" calcext:value-type="float">
            <text:p>244,515803009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SQRT(  POWER([.$B$18];2) * ( 1 - POWER([.E29];2)/POWER([.$B$17];2)  ))" office:value-type="float" office:value="61.0830418955363" calcext:value-type="float">
            <text:p>61,0830418955</text:p>
          </table:table-cell>
          <table:table-cell table:formula="of:=[.$B$18]*SIN([.E29]/(4*[.$B$17]))" office:value-type="float" office:value="8.81419064209058" calcext:value-type="float">
            <text:p>8,8141906421</text:p>
          </table:table-cell>
          <table:table-cell table:formula="of:=[.E29]*[.$B$21]-[.G29]*[.$B$20]+[.$B$22]" office:value-type="float" office:value="128.798059828875" calcext:value-type="float">
            <text:p>128,7980598289</text:p>
          </table:table-cell>
          <table:table-cell table:formula="of:=[.E29]*[.$B$20]+[.G29]*[.$B$21]+[.$B$23]" office:value-type="float" office:value="244.311264923758" calcext:value-type="float">
            <text:p>244,3112649238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SQRT(  POWER([.$B$18];2) * ( 1 - POWER([.E30];2)/POWER([.$B$17];2)  ))" office:value-type="float" office:value="60.3348169471073" calcext:value-type="float">
            <text:p>60,3348169471</text:p>
          </table:table-cell>
          <table:table-cell table:formula="of:=[.$B$18]*SIN([.E30]/(4*[.$B$17]))" office:value-type="float" office:value="9.12724694138345" calcext:value-type="float">
            <text:p>9,1272469414</text:p>
          </table:table-cell>
          <table:table-cell table:formula="of:=[.E30]*[.$B$21]-[.G30]*[.$B$20]+[.$B$22]" office:value-type="float" office:value="129.825729575667" calcext:value-type="float">
            <text:p>129,8257295757</text:p>
          </table:table-cell>
          <table:table-cell table:formula="of:=[.E30]*[.$B$20]+[.G30]*[.$B$21]+[.$B$23]" office:value-type="float" office:value="244.106572134303" calcext:value-type="float">
            <text:p>244,1065721343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31:29.749417949</meta:creation-date>
    <dc:date>2018-06-09T15:44:48.634964870</dc:date>
    <meta:editing-duration>PT9M24S</meta:editing-duration>
    <meta:editing-cycles>2</meta:editing-cycles>
    <meta:generator>LibreOffice/5.1.6.2$Linux_X86_64 LibreOffice_project/10m0$Build-2</meta:generator>
    <meta:document-statistic meta:table-count="1" meta:cell-count="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4.201cm" style:legend-expansion="high" chart:style-name="ch2"/>
        <chart:plot-area chart:style-name="ch3" table:cell-range-address="Planilha1.H2:Planilha1.I30" svg:x="0.32cm" svg:y="0.18cm" svg:width="12.746cm" svg:height="8.64cm">
          <chartooo:coordinate-region svg:x="1.127cm" svg:y="0.379cm" svg:width="11.6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I2:Planilha1.I30" chart:class="chart:scatter">
            <chart:domain table:cell-range-address="Planilha1.H2:Planilha1.H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.028896758209">
                <text:p>101.028896758209</text:p>
                <draw:g>
                  <svg:desc>Planilha1.H2:Planilha1.H30</svg:desc>
                </draw:g>
              </table:table-cell>
              <table:table-cell office:value-type="float" office:value="249.797553239878">
                <text:p>249.797553239878</text:p>
                <draw:g>
                  <svg:desc>Planilha1.I2:Planilha1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.057790490139">
                <text:p>102.057790490139</text:p>
              </table:table-cell>
              <table:table-cell office:value-type="float" office:value="249.595100940189">
                <text:p>249.595100940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.086678169572">
                <text:p>103.086678169572</text:p>
              </table:table-cell>
              <table:table-cell office:value-type="float" office:value="249.392637561479">
                <text:p>249.392637561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.11555677041">
                <text:p>104.11555677041</text:p>
              </table:table-cell>
              <table:table-cell office:value-type="float" office:value="249.190157564512">
                <text:p>249.190157564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.144423266738">
                <text:p>105.144423266738</text:p>
              </table:table-cell>
              <table:table-cell office:value-type="float" office:value="248.987655410389">
                <text:p>248.987655410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.173274632882">
                <text:p>106.173274632882</text:p>
              </table:table-cell>
              <table:table-cell office:value-type="float" office:value="248.785125560649">
                <text:p>248.785125560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.202107843471">
                <text:p>107.202107843471</text:p>
              </table:table-cell>
              <table:table-cell office:value-type="float" office:value="248.582562477389">
                <text:p>248.582562477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.230919873497">
                <text:p>108.230919873497</text:p>
              </table:table-cell>
              <table:table-cell office:value-type="float" office:value="248.379960623368">
                <text:p>248.379960623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259707698376">
                <text:p>109.259707698376</text:p>
              </table:table-cell>
              <table:table-cell office:value-type="float" office:value="248.177314462123">
                <text:p>248.177314462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.288468294008">
                <text:p>110.288468294008</text:p>
              </table:table-cell>
              <table:table-cell office:value-type="float" office:value="247.974618458075">
                <text:p>247.974618458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.317198636836">
                <text:p>111.317198636836</text:p>
              </table:table-cell>
              <table:table-cell office:value-type="float" office:value="247.771867076642">
                <text:p>247.771867076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.345895703911">
                <text:p>112.345895703911</text:p>
              </table:table-cell>
              <table:table-cell office:value-type="float" office:value="247.56905478435">
                <text:p>247.56905478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374556472947">
                <text:p>113.374556472947</text:p>
              </table:table-cell>
              <table:table-cell office:value-type="float" office:value="247.366176048944">
                <text:p>247.366176048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403177922385">
                <text:p>114.403177922385</text:p>
              </table:table-cell>
              <table:table-cell office:value-type="float" office:value="247.163225339498">
                <text:p>247.163225339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5.431757031453">
                <text:p>115.431757031453</text:p>
              </table:table-cell>
              <table:table-cell office:value-type="float" office:value="246.960197126522">
                <text:p>246.960197126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.460290780224">
                <text:p>116.460290780224</text:p>
              </table:table-cell>
              <table:table-cell office:value-type="float" office:value="246.757085882082">
                <text:p>246.757085882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.48877614968">
                <text:p>117.48877614968</text:p>
              </table:table-cell>
              <table:table-cell office:value-type="float" office:value="246.553886079898">
                <text:p>246.553886079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.51721012177">
                <text:p>118.51721012177</text:p>
              </table:table-cell>
              <table:table-cell office:value-type="float" office:value="246.350592195467">
                <text:p>246.350592195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.54558967947">
                <text:p>119.54558967947</text:p>
              </table:table-cell>
              <table:table-cell office:value-type="float" office:value="246.147198706164">
                <text:p>246.147198706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.573911806846">
                <text:p>120.573911806846</text:p>
              </table:table-cell>
              <table:table-cell office:value-type="float" office:value="245.943700091357">
                <text:p>245.943700091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.602173489112">
                <text:p>121.602173489112</text:p>
              </table:table-cell>
              <table:table-cell office:value-type="float" office:value="245.740090832518">
                <text:p>245.740090832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2.630371712689">
                <text:p>122.630371712689</text:p>
              </table:table-cell>
              <table:table-cell office:value-type="float" office:value="245.536365413329">
                <text:p>245.536365413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65850346527">
                <text:p>123.65850346527</text:p>
              </table:table-cell>
              <table:table-cell office:value-type="float" office:value="245.332518319798">
                <text:p>245.3325183197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.686565735876">
                <text:p>124.686565735876</text:p>
              </table:table-cell>
              <table:table-cell office:value-type="float" office:value="245.128544040364">
                <text:p>245.128544040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.714555514918">
                <text:p>125.714555514918</text:p>
              </table:table-cell>
              <table:table-cell office:value-type="float" office:value="244.924437066013">
                <text:p>244.924437066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.742469794256">
                <text:p>126.742469794256</text:p>
              </table:table-cell>
              <table:table-cell office:value-type="float" office:value="244.720191890381">
                <text:p>244.72019189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.770305567261">
                <text:p>127.770305567261</text:p>
              </table:table-cell>
              <table:table-cell office:value-type="float" office:value="244.515803009871">
                <text:p>244.515803009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.798059828875">
                <text:p>128.798059828875</text:p>
              </table:table-cell>
              <table:table-cell office:value-type="float" office:value="244.311264923758">
                <text:p>244.311264923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.825729575667">
                <text:p>129.825729575667</text:p>
              </table:table-cell>
              <table:table-cell office:value-type="float" office:value="244.106572134303">
                <text:p>244.106572134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